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8462" officeooo:paragraph-rsid="00188462"/>
    </style:style>
    <style:style style:name="P2" style:family="paragraph" style:parent-style-name="Standard">
      <style:paragraph-properties fo:text-align="center" style:justify-single-word="false"/>
      <style:text-properties fo:font-size="26pt" officeooo:rsid="00188462" officeooo:paragraph-rsid="00188462" style:font-size-asian="26pt" style:font-size-complex="26pt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88462" officeooo:paragraph-rsid="00188462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normal" officeooo:rsid="00188462" officeooo:paragraph-rsid="00188462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officeooo:rsid="00188462" officeooo:paragraph-rsid="00188462" style:font-weight-asian="normal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officeooo:rsid="0019dfa5" officeooo:paragraph-rsid="0019dfa5"/>
    </style:style>
    <style:style style:name="P7" style:family="paragraph" style:parent-style-name="Standard">
      <style:text-properties officeooo:rsid="0019dfa5" officeooo:paragraph-rsid="0019dfa5"/>
    </style:style>
    <style:style style:name="P8" style:family="paragraph" style:parent-style-name="Standard" style:master-page-name="">
      <style:paragraph-properties fo:margin-left="0.5in" fo:margin-right="0in" fo:text-indent="-0.5in" style:auto-text-indent="false" style:page-number="auto"/>
      <style:text-properties style:text-underline-style="solid" style:text-underline-width="auto" style:text-underline-color="font-color" officeooo:rsid="00188462" officeooo:paragraph-rsid="00188462"/>
    </style:style>
    <style:style style:name="P9" style:family="paragraph" style:parent-style-name="Standard" style:master-page-name="">
      <style:paragraph-properties fo:margin-left="0.5in" fo:margin-right="0in" fo:text-indent="-0.5in" style:auto-text-indent="false" style:page-number="auto"/>
      <style:text-properties officeooo:rsid="0019dfa5" officeooo:paragraph-rsid="0019dfa5"/>
    </style:style>
    <style:style style:name="P10" style:family="paragraph" style:parent-style-name="Standard">
      <style:paragraph-properties fo:margin-left="0.5in" fo:margin-right="0in" fo:text-indent="-0.5in" style:auto-text-indent="false"/>
      <style:text-properties style:text-underline-style="solid" style:text-underline-width="auto" style:text-underline-color="font-color" officeooo:rsid="00188462" officeooo:paragraph-rsid="00188462"/>
    </style:style>
    <style:style style:name="P11" style:family="paragraph" style:parent-style-name="Standard">
      <style:paragraph-properties fo:margin-left="0.5in" fo:margin-right="0in" fo:text-indent="-0.5in" style:auto-text-indent="false"/>
      <style:text-properties officeooo:rsid="0019dfa5" officeooo:paragraph-rsid="0019dfa5"/>
    </style:style>
    <style:style style:name="P12" style:family="paragraph" style:parent-style-name="Standard" style:master-page-name="">
      <style:paragraph-properties fo:margin-left="0.5in" fo:margin-right="0in" fo:text-indent="-0.5in" style:auto-text-indent="false" style:page-number="auto"/>
      <style:text-properties officeooo:rsid="00188462" officeooo:paragraph-rsid="0019dfa5"/>
    </style:style>
    <style:style style:name="P13" style:family="paragraph" style:parent-style-name="Standard" style:master-page-name="">
      <style:paragraph-properties fo:margin-left="0.5in" fo:margin-right="0in" fo:text-indent="-0.5in" style:auto-text-indent="false" style:page-number="auto"/>
      <style:text-properties officeooo:rsid="00188462" officeooo:paragraph-rsid="00188462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9dfa5"/>
    </style:style>
    <style:style style:name="T3" style:family="text">
      <style:text-properties officeooo:rsid="0019dfa5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19df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ECS 349 – Machine Learning</text:p>
      <text:p text:style-name="P3">Final Project Proposal</text:p>
      <text:p text:style-name="P4">Tim Herrmann - <text:span text:style-name="T3">trh701</text:span></text:p>
      <text:p text:style-name="P4">Mikhail Todes - <text:span text:style-name="T3">mbt810</text:span></text:p>
      <text:p text:style-name="P4">Nathan Corwin - <text:span text:style-name="T3">nca318</text:span></text:p>
      <text:p text:style-name="P5"/>
      <text:p text:style-name="P8">Task:<text:span text:style-name="T1"> Our goal is to predict a baseball player's season long batting average based on statistics from previous years. <text:s/>Baseball is a multi-billion dollar sport in the US with an incredible amount of collected statistics. <text:s/>General Managers are regularly making </text:span><text:span text:style-name="T2">million dollar</text:span><text:span text:style-name="T1"> decisions based </text:span><text:span text:style-name="T2">gut feelings and observational data. <text:s/>Statistical analysis through machine learning provides an opportunity to make better decisions based on hard data.</text:span></text:p>
      <text:p text:style-name="P10"/>
      <text:p text:style-name="P10"><text:span text:style-name="T2"><text:tab/>Additionally, this model could be useful in a gambling setting, as there exist prop bets based on player performance.</text:span></text:p>
      <text:p text:style-name="P10"/>
      <text:p text:style-name="P1"/>
      <text:p text:style-name="P12"><text:span text:style-name="T5">Data Source:</text:span><text:span text:style-name="T3"> We found a comprehensive list of baseball statistics dating back over 100 years at </text:span><text:a xlink:type="simple" xlink:href="http://www.seanlahman.com/baseball-archive/statistics/"><text:span text:style-name="T3">http://www.seanlahman.com/baseball-archive/statistics/</text:span></text:a><text:span text:style-name="T3"> . <text:s/>This data is free to use and covered under a creative commons license. <text:s/>We plan to use data from the last 10 years only. <text:s/>We will randomly select samples to set aside for test data.</text:span></text:p>
      <text:p text:style-name="P1"/>
      <text:p text:style-name="P7"><text:span text:style-name="T4">Features:</text:span> We plan to use the following previous year features to create our model:</text:p>
      <text:p text:style-name="P9"><text:tab/>Batting Average</text:p>
      <text:p text:style-name="P11"><text:tab/>Salary</text:p>
      <text:p text:style-name="P11"><text:tab/>Age<text:tab/></text:p>
      <text:p text:style-name="P1"><text:tab/><text:span text:style-name="T3">Strike Outs</text:span></text:p>
      <text:p text:style-name="P1"><text:tab/><text:span text:style-name="T3">Walks</text:span></text:p>
      <text:p text:style-name="P1"><text:tab/><text:span text:style-name="T3">Hits</text:span></text:p>
      <text:p text:style-name="P1"><text:tab/><text:span text:style-name="T3">At-Bats</text:span></text:p>
      <text:p text:style-name="P1"/>
      <text:p text:style-name="P1"><text:tab/><text:span text:style-name="T3">We may add more features at a later time.</text:span></text:p>
      <text:p text:style-name="P1"/>
      <text:p text:style-name="P6">Approach:</text:p>
      <text:p text:style-name="P13"><text:tab/><text:span text:style-name="T3">The first step will be to discretize the numerical data. <text:s/>Then, we will develop a distance function based on all 7 of the features and train the model using a nearest neighbor method. <text:s/>Additionally, we will attempt a 10-fold cross-validation using decision trees. <text:s/>We will compare the two models and proceed accordingly. <text:s/>We will also consider additional models as we learn more in class. <text:s/>We will evaluate model performance using held out test dat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4T13:52:55.492914656</meta:creation-date>
    <dc:date>2016-04-14T14:34:28.355341362</dc:date>
    <meta:editing-duration>PT26M21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19" meta:word-count="263" meta:character-count="1653" meta:non-whitespace-character-count="1386"/>
  </office:meta>
</office:document-meta>
</file>